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75in" table:align="left"/>
    </style:style>
    <style:style style:name="Table1.A" style:family="table-column">
      <style:table-column-properties style:column-width="0.7493in"/>
    </style:style>
    <style:style style:name="Table1.B" style:family="table-column">
      <style:table-column-properties style:column-width="0.8132in"/>
    </style:style>
    <style:style style:name="Table1.C" style:family="table-column">
      <style:table-column-properties style:column-width="0.875in"/>
    </style:style>
    <style:style style:name="Table1.D" style:family="table-column">
      <style:table-column-properties style:column-width="1.5625in"/>
    </style:style>
    <style:style style:name="Table1.E" style:family="table-column">
      <style:table-column-properties style:column-width="0.75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75in" table:align="left"/>
    </style:style>
    <style:style style:name="Table2.A" style:family="table-column">
      <style:table-column-properties style:column-width="0.75in"/>
    </style:style>
    <style:style style:name="Table2.B" style:family="table-column">
      <style:table-column-properties style:column-width="0.8125in"/>
    </style:style>
    <style:style style:name="Table2.C" style:family="table-column">
      <style:table-column-properties style:column-width="0.875in"/>
    </style:style>
    <style:style style:name="Table2.D" style:family="table-column">
      <style:table-column-properties style:column-width="1.5833in"/>
    </style:style>
    <style:style style:name="Table2.E" style:family="table-column">
      <style:table-column-properties style:column-width="0.7292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4.75in" table:align="left"/>
    </style:style>
    <style:style style:name="Table3.A" style:family="table-column">
      <style:table-column-properties style:column-width="0.75in"/>
    </style:style>
    <style:style style:name="Table3.B" style:family="table-column">
      <style:table-column-properties style:column-width="0.8125in"/>
    </style:style>
    <style:style style:name="Table3.C" style:family="table-column">
      <style:table-column-properties style:column-width="0.875in"/>
    </style:style>
    <style:style style:name="Table3.D" style:family="table-column">
      <style:table-column-properties style:column-width="1.5625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fo:color="#000000" officeooo:paragraph-rsid="000afeb4"/>
    </style:style>
    <style:style style:name="P2" style:family="paragraph" style:parent-style-name="Standard">
      <style:text-properties fo:color="#000000" fo:font-weight="bold" officeooo:paragraph-rsid="000afeb4"/>
    </style:style>
    <style:style style:name="P3" style:family="paragraph" style:parent-style-name="Standard">
      <style:text-properties fo:color="#000000" fo:font-size="13pt" fo:font-weight="bold" officeooo:paragraph-rsid="000e6a38" style:font-size-asian="13pt" style:font-size-complex="13pt"/>
    </style:style>
    <style:style style:name="P4" style:family="paragraph" style:parent-style-name="Standard">
      <style:text-properties officeooo:paragraph-rsid="000afeb4"/>
    </style:style>
    <style:style style:name="P5" style:family="paragraph" style:parent-style-name="Standard">
      <style:text-properties officeooo:paragraph-rsid="000d0d05"/>
    </style:style>
    <style:style style:name="P6" style:family="paragraph" style:parent-style-name="Standard">
      <style:text-properties fo:color="#0000cd" officeooo:paragraph-rsid="000afeb4"/>
    </style:style>
    <style:style style:name="P7" style:family="paragraph" style:parent-style-name="Standard">
      <style:text-properties fo:color="#0000cd" fo:font-weight="bold" officeooo:paragraph-rsid="000afeb4"/>
    </style:style>
    <style:style style:name="P8" style:family="paragraph" style:parent-style-name="Standard">
      <style:text-properties fo:color="#0000cd" fo:font-size="13pt" fo:font-weight="bold" officeooo:paragraph-rsid="000afeb4" style:font-size-asian="13pt" style:font-size-complex="13pt"/>
    </style:style>
    <style:style style:name="P9" style:family="paragraph" style:parent-style-name="Standard">
      <style:text-properties fo:color="#ff0000" officeooo:paragraph-rsid="000afeb4"/>
    </style:style>
    <style:style style:name="P10" style:family="paragraph" style:parent-style-name="Text_20_body">
      <style:text-properties fo:color="#000000"/>
    </style:style>
    <style:style style:name="P11" style:family="paragraph" style:parent-style-name="Text_20_body">
      <style:text-properties fo:color="#000000" fo:font-size="13pt" fo:font-weight="bold" officeooo:paragraph-rsid="000afeb4" style:font-size-asian="13pt" style:font-size-complex="13pt"/>
    </style:style>
    <style:style style:name="P12" style:family="paragraph" style:parent-style-name="Text_20_body">
      <style:text-properties fo:color="#000000" fo:font-size="13pt" fo:font-weight="bold" officeooo:paragraph-rsid="000e6a38" style:font-size-asian="13pt" style:font-size-complex="13pt"/>
    </style:style>
    <style:style style:name="P13" style:family="paragraph" style:parent-style-name="Text_20_body">
      <style:text-properties fo:color="#000000" fo:font-size="13pt" fo:font-weight="bold" officeooo:paragraph-rsid="0011352a" style:font-size-asian="13pt" style:font-size-complex="13pt"/>
    </style:style>
    <style:style style:name="P14" style:family="paragraph" style:parent-style-name="Text_20_body">
      <style:text-properties fo:color="#000000" fo:font-size="13pt" fo:font-weight="bold" officeooo:paragraph-rsid="0015de40" style:font-size-asian="13pt" style:font-size-complex="13pt"/>
    </style:style>
    <style:style style:name="P15" style:family="paragraph" style:parent-style-name="Text_20_body">
      <style:text-properties fo:color="#000000" officeooo:paragraph-rsid="0015de40"/>
    </style:style>
    <style:style style:name="P16" style:family="paragraph" style:parent-style-name="Text_20_body">
      <style:text-properties fo:color="#000000" officeooo:paragraph-rsid="0015e6d6"/>
    </style:style>
    <style:style style:name="P17" style:family="paragraph" style:parent-style-name="Table_20_Contents">
      <style:text-properties fo:font-size="2pt" style:font-size-asian="2pt" style:font-size-complex="2pt"/>
    </style:style>
    <style:style style:name="P18" style:family="paragraph" style:parent-style-name="Heading_20_1">
      <style:text-properties fo:color="#000000" fo:font-size="13pt" fo:font-weight="bold" officeooo:paragraph-rsid="000e6a38" style:font-size-asian="13pt" style:font-size-complex="13pt"/>
    </style:style>
    <style:style style:name="P19" style:family="paragraph" style:parent-style-name="Heading_20_2">
      <style:text-properties fo:color="#000000" fo:font-size="13pt" fo:font-weight="bold" officeooo:paragraph-rsid="000afeb4" style:font-size-asian="13pt" style:font-size-complex="13pt"/>
    </style:style>
    <style:style style:name="P20" style:family="paragraph" style:parent-style-name="Heading_20_2">
      <style:text-properties fo:color="#000000" fo:font-size="13pt" fo:font-weight="bold" officeooo:paragraph-rsid="000e6a38" style:font-size-asian="13pt" style:font-size-complex="13pt"/>
    </style:style>
    <style:style style:name="P21" style:family="paragraph" style:parent-style-name="Heading_20_2">
      <style:paragraph-properties fo:text-align="start" style:justify-single-word="false"/>
      <style:text-properties officeooo:paragraph-rsid="000e6a38"/>
    </style:style>
    <style:style style:name="P22" style:family="paragraph" style:parent-style-name="Standard">
      <style:paragraph-properties fo:text-align="start" style:justify-single-word="false"/>
      <style:text-properties fo:color="#000000" fo:font-size="13pt" fo:font-weight="bold" officeooo:paragraph-rsid="00185bea" style:font-size-asian="11.3500003814697pt" style:font-size-complex="13pt"/>
    </style:style>
    <style:style style:name="P23" style:family="paragraph" style:parent-style-name="Standard">
      <style:paragraph-properties fo:text-align="start" style:justify-single-word="false"/>
      <style:text-properties fo:color="#000000" fo:font-size="13pt" fo:font-weight="bold" officeooo:paragraph-rsid="00185bea" style:font-size-asian="11.3500003814697pt" style:font-weight-asian="bold" style:font-size-complex="13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fo:font-size="13pt" fo:font-weight="normal" officeooo:paragraph-rsid="00185bea" style:font-size-asian="11.3500003814697pt" style:font-weight-asian="normal" style:font-size-complex="13pt" style:font-weight-complex="normal"/>
    </style:style>
    <style:style style:name="P25" style:family="paragraph" style:parent-style-name="Standard" style:list-style-name="L3">
      <style:paragraph-properties fo:margin-top="0in" fo:margin-bottom="0in" loext:contextual-spacing="false"/>
    </style:style>
    <style:style style:name="P26" style:family="paragraph" style:parent-style-name="Text_20_body" style:list-style-name="L1"/>
    <style:style style:name="P27" style:family="paragraph" style:parent-style-name="Text_20_body" style:list-style-name="L2"/>
    <style:style style:name="P28" style:family="paragraph" style:parent-style-name="Text_20_body">
      <style:text-properties fo:color="#ff0000" fo:font-size="13pt" fo:font-weight="bold" style:font-size-asian="13pt" style:font-size-complex="13pt"/>
    </style:style>
    <style:style style:name="P29" style:family="paragraph" style:parent-style-name="Text_20_body">
      <style:paragraph-properties fo:text-align="start" style:justify-single-word="false"/>
      <style:text-properties fo:color="#ff0000" fo:font-size="13pt" fo:font-weight="bold" officeooo:paragraph-rsid="00185bea" style:font-size-asian="11.3500003814697pt" style:font-size-complex="13pt"/>
    </style:style>
    <style:style style:name="P30" style:family="paragraph" style:parent-style-name="Text_20_body">
      <style:paragraph-properties fo:text-align="start" style:justify-single-word="false"/>
      <style:text-properties fo:color="#ff0000" fo:font-size="15pt" fo:font-weight="bold" style:font-size-asian="15pt" style:font-size-complex="15pt"/>
    </style:style>
    <style:style style:name="P31" style:family="paragraph" style:parent-style-name="Text_20_body">
      <style:paragraph-properties fo:text-align="center" style:justify-single-word="false"/>
      <style:text-properties fo:color="#ff0000" fo:font-size="20pt" fo:font-weight="bold" officeooo:paragraph-rsid="00185bea" style:font-size-asian="20pt" style:font-size-complex="20pt"/>
    </style:style>
    <style:style style:name="P32" style:family="paragraph" style:parent-style-name="Text_20_body" style:list-style-name="L3"/>
    <style:style style:name="P33" style:family="paragraph" style:parent-style-name="Text_20_body">
      <style:paragraph-properties fo:text-align="start" style:justify-single-word="false"/>
      <style:text-properties fo:color="#000000" fo:font-size="13pt" fo:font-weight="bold" officeooo:paragraph-rsid="00185bea" style:font-size-asian="11.3500003814697pt" style:font-size-complex="13pt"/>
    </style:style>
    <style:style style:name="P34" style:family="paragraph" style:parent-style-name="Text_20_body">
      <style:paragraph-properties fo:text-align="start" style:justify-single-word="false"/>
      <style:text-properties fo:color="#000000" fo:font-size="13pt" fo:font-weight="bold" officeooo:paragraph-rsid="00185bea" style:font-size-asian="11.3500003814697pt" style:font-weight-asian="bold" style:font-size-complex="13pt" style:font-weight-complex="bold"/>
    </style:style>
    <style:style style:name="P35" style:family="paragraph" style:parent-style-name="Text_20_body" style:list-style-name="L1">
      <style:paragraph-properties fo:margin-top="0in" fo:margin-bottom="0in" loext:contextual-spacing="false"/>
    </style:style>
    <style:style style:name="P36" style:family="paragraph" style:parent-style-name="Text_20_body" style:list-style-name="L1">
      <style:paragraph-properties fo:margin-top="0in" fo:margin-bottom="0in" loext:contextual-spacing="false"/>
      <style:text-properties officeooo:paragraph-rsid="000bf2e8"/>
    </style:style>
    <style:style style:name="P37" style:family="paragraph" style:parent-style-name="Text_20_body" style:list-style-name="L2">
      <style:paragraph-properties fo:margin-top="0in" fo:margin-bottom="0in" loext:contextual-spacing="false"/>
      <style:text-properties fo:color="#000000" officeooo:paragraph-rsid="0015e6d6"/>
    </style:style>
    <style:style style:name="P38" style:family="paragraph" style:parent-style-name="Text_20_body" style:list-style-name="L2">
      <style:paragraph-properties fo:margin-top="0in" fo:margin-bottom="0in" loext:contextual-spacing="false"/>
    </style:style>
    <style:style style:name="P39" style:family="paragraph" style:parent-style-name="Text_20_body" style:list-style-name="L3">
      <style:paragraph-properties fo:margin-top="0in" fo:margin-bottom="0in" loext:contextual-spacing="false"/>
    </style:style>
    <style:style style:name="P40" style:family="paragraph" style:parent-style-name="Heading_20_2">
      <style:paragraph-properties fo:text-align="center" style:justify-single-word="false"/>
      <style:text-properties fo:color="#ff0000" fo:font-size="15pt" fo:font-weight="bold" style:font-size-asian="15pt" style:font-size-complex="15pt"/>
    </style:style>
    <style:style style:name="P41" style:family="paragraph" style:parent-style-name="Heading_20_2">
      <style:paragraph-properties fo:text-align="center" style:justify-single-word="false"/>
      <style:text-properties fo:color="#ff0000" fo:font-size="20pt" fo:font-weight="bold" officeooo:paragraph-rsid="00185bea" style:font-size-asian="20pt" style:font-size-complex="20pt"/>
    </style:style>
    <style:style style:name="P42" style:family="paragraph" style:parent-style-name="Heading_20_1">
      <style:paragraph-properties fo:text-align="start" style:justify-single-word="false"/>
      <style:text-properties fo:color="#000000" fo:font-size="13pt" fo:font-weight="bold" officeooo:paragraph-rsid="00185bea" style:font-size-asian="11.3500003814697pt" style:font-size-complex="13pt"/>
    </style:style>
    <style:style style:name="P43" style:family="paragraph" style:parent-style-name="Heading_20_1">
      <style:paragraph-properties fo:text-align="start" style:justify-single-word="false"/>
      <style:text-properties fo:color="#000000" fo:font-size="13pt" fo:font-weight="bold" officeooo:paragraph-rsid="00185bea" style:font-size-asian="11.3500003814697pt" style:font-weight-asian="bold" style:font-size-complex="13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size="13pt" fo:font-weight="bold" style:font-size-asian="13pt" style:font-size-complex="13pt"/>
    </style:style>
    <style:style style:name="T3" style:family="text">
      <style:text-properties fo:color="#000000" officeooo:rsid="00185bea"/>
    </style:style>
    <style:style style:name="T4" style:family="text">
      <style:text-properties fo:color="#ff0000"/>
    </style:style>
    <style:style style:name="T5" style:family="text">
      <style:text-properties fo:color="#ff0000" fo:font-size="13pt" fo:font-weight="bold" style:font-size-asian="13pt" style:font-size-complex="13pt"/>
    </style:style>
    <style:style style:name="T6" style:family="text">
      <style:text-properties fo:color="#ff0000" officeooo:rsid="00167d78"/>
    </style:style>
    <style:style style:name="T7" style:family="text">
      <style:text-properties fo:color="#ff0000" officeooo:rsid="00185bea"/>
    </style:style>
    <style:style style:name="T8" style:family="text">
      <style:text-properties fo:color="#0000cd"/>
    </style:style>
    <style:style style:name="T9" style:family="text">
      <style:text-properties fo:color="#0000cd" fo:font-size="13pt" fo:font-weight="bold" style:font-size-asian="13pt" style:font-size-complex="13pt"/>
    </style:style>
    <style:style style:name="T10" style:family="text">
      <style:text-properties fo:color="#0000cd" officeooo:rsid="00185bea"/>
    </style:style>
    <style:style style:name="T11" style:family="text">
      <style:text-properties fo:color="#a52a2a"/>
    </style:style>
    <style:style style:name="T12" style:family="text">
      <style:text-properties fo:color="#a52a2a" fo:font-size="13pt" fo:font-weight="bold" style:font-size-asian="13pt" style:font-size-complex="13pt"/>
    </style:style>
    <style:style style:name="T13" style:family="text">
      <style:text-properties fo:color="#a52a2a" officeooo:rsid="00185bea"/>
    </style:style>
    <style:style style:name="T14" style:family="text">
      <style:text-properties fo:color="#008000"/>
    </style:style>
    <style:style style:name="T15" style:family="text">
      <style:text-properties fo:color="#008000" officeooo:rsid="00185bea"/>
    </style:style>
    <style:style style:name="T16" style:family="text">
      <style:text-properties fo:font-size="13pt" fo:font-weight="bold" style:font-size-asian="13pt" style:font-size-complex="13pt"/>
    </style:style>
    <style:style style:name="T17" style:family="text">
      <style:text-properties fo:color="#daa520"/>
    </style:style>
    <style:style style:name="T18" style:family="text">
      <style:text-properties fo:color="#daa520" officeooo:rsid="00185bea"/>
    </style:style>
    <style:style style:name="T19" style:family="text">
      <style:text-properties officeooo:rsid="00185bea"/>
    </style:style>
    <style:style style:name="T20" style:family="text">
      <style:text-properties officeooo:rsid="001c3182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2</text:span><text:span text:style-name="T4">&lt;?php</text:span><text:line-break/>$x = <text:span text:style-name="T4">5</text:span>; <text:span text:style-name="T14">// global scope<text:line-break/></text:span> <text:line-break/><text:span text:style-name="T8">function</text:span> myTest() {<text:line-break/>    <text:span text:style-name="T14">// using x inside this function will generate an error<text:line-break/></text:span>    <text:span text:style-name="T8">echo</text:span> <text:span text:style-name="T11">"&lt;p&gt;Variable x inside function is: $x&lt;/p&gt;"</text:span>;<text:line-break/>} <text:line-break/>myTest();<text:line-break/><text:line-break/><text:span text:style-name="T8">echo</text:span> <text:span text:style-name="T11">"&lt;p&gt;Variable x outside function is: $x&lt;/p&gt;"</text:span>;<text:line-break/><text:span text:style-name="T4">?&gt;<text:line-break/></text:span></text:p>
      <text:p text:style-name="P1"><text:span text:style-name="T4">&lt;?php</text:span><text:line-break/><text:span text:style-name="T8">function</text:span> myTest() {<text:line-break/>    $x = <text:span text:style-name="T4">5</text:span>; <text:span text:style-name="T14">// local scope<text:line-break/></text:span>    <text:span text:style-name="T8">echo</text:span> <text:span text:style-name="T11">"&lt;p&gt;Variable x inside function is: $x&lt;/p&gt;"</text:span>;<text:line-break/>} <text:line-break/>myTest();<text:line-break/><text:line-break/><text:span text:style-name="T14">// using x outside the function will generate an error<text:line-break/></text:span><text:span text:style-name="T8">echo</text:span> <text:span text:style-name="T11">"&lt;p&gt;Variable x outside function is: $x&lt;/p&gt;"</text:span>;<text:line-break/><text:span text:style-name="T4">?&gt;<text:line-break/></text:span><text:span text:style-name="T8">&lt;</text:span><text:span text:style-name="T11">/body</text:span><text:span text:style-name="T8">&gt;</text:span><text:span text:style-name="T4"><text:line-break/></text:span><text:span text:style-name="T8">&lt;</text:span><text:span text:style-name="T11">/html</text:span><text:span text:style-name="T8">&gt;</text:span></text:p>
      <text:p text:style-name="P6"/>
      <text:p text:style-name="P1"><text:span text:style-name="T8"><text:line-break/></text:span><text:span text:style-name="T4">&lt;?php</text:span><text:line-break/><text:span text:style-name="T8">function</text:span> myTest() {<text:line-break/>    <text:span text:style-name="T8">static</text:span> $x = <text:span text:style-name="T4">0</text:span>;<text:line-break/>    <text:span text:style-name="T8">echo</text:span> $x;<text:line-break/>    $x++;<text:line-break/>}<text:line-break/>myTest();<text:line-break/><text:span text:style-name="T8">echo</text:span> <text:span text:style-name="T11">"&lt;br&gt;"</text:span>;<text:line-break/>myTest();<text:line-break/><text:span text:style-name="T8">echo</text:span> <text:span text:style-name="T11">"&lt;br&gt;"</text:span>;<text:line-break/>myTest();<text:line-break/><text:span text:style-name="T4">?&gt;</text:span></text:p>
      <text:p text:style-name="P9"/>
      <text:p text:style-name="P1"><text:span text:style-name="T4"><text:line-break/>&lt;?php</text:span><text:line-break/>$txt1 = <text:span text:style-name="T11">"Learn PHP"</text:span>;<text:line-break/>$txt2 = <text:span text:style-name="T11">"W3Schools.com"</text:span>;<text:line-break/>$x = <text:span text:style-name="T4">5</text:span>;<text:line-break/>$y = <text:span text:style-name="T4">4</text:span>;<text:line-break/><text:line-break/><text:span text:style-name="T8">echo</text:span> <text:span text:style-name="T11">"&lt;h2&gt;"</text:span> . $txt1 . <text:span text:style-name="T11">"&lt;/h2&gt;"</text:span>;<text:line-break/><text:span text:style-name="T8">echo</text:span> <text:span text:style-name="T11">"Study PHP at "</text:span> . $txt2 . <text:span text:style-name="T11">"&lt;br&gt;"</text:span>;<text:line-break/><text:span text:style-name="T8">echo</text:span> $x + $y;<text:line-break/><text:span text:style-name="T4">?&gt;</text:span></text:p>
      <text:p text:style-name="P9"/>
      <text:p text:style-name="P9"/>
      <text:p text:style-name="P4"><text:soft-page-break/><text:span text:style-name="T4">&lt;?php<text:line-break/>$txt1 = </text:span><text:span text:style-name="T11">"Learn PHP"</text:span><text:span text:style-name="T4">;<text:line-break/>$txt2 = </text:span><text:span text:style-name="T11">"W3Schools.com"</text:span><text:span text:style-name="T4">;<text:line-break/>$x = 5;<text:line-break/>$y = 4;<text:line-break/><text:line-break/></text:span><text:span text:style-name="T8">print</text:span><text:span text:style-name="T4"> </text:span><text:span text:style-name="T11">"&lt;h2&gt;"</text:span><text:span text:style-name="T4"> . $txt1 . </text:span><text:span text:style-name="T11">"&lt;/h2&gt;"</text:span><text:span text:style-name="T4">;<text:line-break/></text:span><text:span text:style-name="T8">print</text:span><text:span text:style-name="T4"> </text:span><text:span text:style-name="T11">"Study PHP at "</text:span><text:span text:style-name="T4"> . $txt2 . </text:span><text:span text:style-name="T11">"&lt;br&gt;"</text:span><text:span text:style-name="T4">;<text:line-break/></text:span><text:span text:style-name="T8">print</text:span><text:span text:style-name="T4"> $x + $y;<text:line-break/>?&gt;</text:span></text:p>
      <text:list xml:id="list1464570068699846084" text:style-name="L1">
        <text:list-item>
          <text:p text:style-name="P36">String</text:p>
        </text:list-item>
        <text:list-item>
          <text:p text:style-name="P36">Integer </text:p>
        </text:list-item>
        <text:list-item>
          <text:p text:style-name="P35">Float (floating point numbers - also called double) </text:p>
        </text:list-item>
        <text:list-item>
          <text:p text:style-name="P35">Boolean </text:p>
        </text:list-item>
        <text:list-item>
          <text:p text:style-name="P35">Array </text:p>
        </text:list-item>
        <text:list-item>
          <text:p text:style-name="P35">Object </text:p>
        </text:list-item>
        <text:list-item>
          <text:p text:style-name="P35">NULL </text:p>
        </text:list-item>
        <text:list-item>
          <text:p text:style-name="P26">Resource </text:p>
        </text:list-item>
      </text:list>
      <text:p text:style-name="P4"><text:span text:style-name="T4">&lt;?php<text:line-break/></text:span><text:span text:style-name="T8">echo</text:span><text:span text:style-name="T4"> strlen(</text:span><text:span text:style-name="T11">"Hello world!"</text:span><text:span text:style-name="T4">); </text:span><text:span text:style-name="T14">// outputs 12<text:line-break/></text:span><text:span text:style-name="T4">?&gt;</text:span></text:p>
      <text:p text:style-name="P5"><text:span text:style-name="T4">&lt;?php</text:span><text:span text:style-name="T1"><text:line-break/></text:span><text:span text:style-name="T8">echo</text:span><text:span text:style-name="T1"> str_word_count(</text:span><text:span text:style-name="T11">"Hello world!"</text:span><text:span text:style-name="T1">); </text:span><text:span text:style-name="T14">// outputs 2<text:line-break/></text:span><text:span text:style-name="T4">?&gt;</text:span></text:p>
      <text:p text:style-name="P5"><text:span text:style-name="T4">&lt;?php</text:span><text:span text:style-name="T1"><text:line-break/></text:span><text:span text:style-name="T8">echo</text:span><text:span text:style-name="T1"> strrev(</text:span><text:span text:style-name="T11">"Hello world!"</text:span><text:span text:style-name="T1">); </text:span><text:span text:style-name="T14">// outputs !dlrow olleH<text:line-break/></text:span><text:span text:style-name="T4">?&gt; </text:span></text:p>
      <text:p text:style-name="P5"><text:span text:style-name="T4">&lt;?php</text:span><text:span text:style-name="T1"><text:line-break/></text:span><text:span text:style-name="T8">echo</text:span><text:span text:style-name="T1"> strpos(</text:span><text:span text:style-name="T11">"Hello world!"</text:span><text:span text:style-name="T1">, </text:span><text:span text:style-name="T11">"world"</text:span><text:span text:style-name="T1">); </text:span><text:span text:style-name="T14">// outputs 6<text:line-break/></text:span><text:span text:style-name="T4">?&gt; </text:span></text:p>
      <text:p text:style-name="P5"><text:span text:style-name="T4">&lt;?php</text:span><text:span text:style-name="T1"><text:line-break/></text:span><text:span text:style-name="T8">echo</text:span><text:span text:style-name="T1"> str_replace(</text:span><text:span text:style-name="T11">"world"</text:span><text:span text:style-name="T1">, </text:span><text:span text:style-name="T11">"Dolly"</text:span><text:span text:style-name="T1">, </text:span><text:span text:style-name="T11">"Hello world!"</text:span><text:span text:style-name="T1">); </text:span><text:span text:style-name="T14">// outputs Hello Dolly!<text:line-break/></text:span><text:span text:style-name="T4">?&gt; <text:s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Heading">Operator</text:p>
          </table:table-cell>
          <table:table-cell table:style-name="Table1.A1" office:value-type="string">
            <text:p text:style-name="Table_20_Heading">Name</text:p>
          </table:table-cell>
          <table:table-cell table:style-name="Table1.A1" office:value-type="string">
            <text:p text:style-name="Table_20_Heading">Example</text:p>
          </table:table-cell>
          <table:table-cell table:style-name="Table1.A1" office:value-type="string">
            <text:p text:style-name="Table_20_Heading">Result</text:p>
          </table:table-cell>
          <table:table-cell table:style-name="Table1.A1" office:value-type="string">
            <text:p text:style-name="Table_20_Heading">Show it</text:p>
          </table:table-cell>
        </table:table-row>
        <table:table-row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Addition</text:p>
          </table:table-cell>
          <table:table-cell table:style-name="Table1.A1" office:value-type="string">
            <text:p text:style-name="Table_20_Contents">$x + $y</text:p>
          </table:table-cell>
          <table:table-cell table:style-name="Table1.A1" office:value-type="string">
            <text:p text:style-name="Table_20_Contents">Sum of $x and $y</text:p>
          </table:table-cell>
          <table:table-cell table:style-name="Table1.A1" office:value-type="string">
            <text:p text:style-name="P1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Subtraction</text:p>
          </table:table-cell>
          <table:table-cell table:style-name="Table2.A1" office:value-type="string">
            <text:p text:style-name="Table_20_Contents">$x - $y</text:p>
          </table:table-cell>
          <table:table-cell table:style-name="Table2.A1" office:value-type="string">
            <text:p text:style-name="Table_20_Contents">Difference of $x and $y</text:p>
          </table:table-cell>
          <table:table-cell table:style-name="Table2.A1" office:value-type="string">
            <text:p text:style-name="P17"/>
          </table:table-cell>
        </table:table-row>
        <table:table-row>
          <table:table-cell table:style-name="Table2.A1" office:value-type="string">
            <text:p text:style-name="Table_20_Contents">*</text:p>
          </table:table-cell>
          <table:table-cell table:style-name="Table2.A1" office:value-type="string">
            <text:p text:style-name="Table_20_Contents">Multiplication</text:p>
          </table:table-cell>
          <table:table-cell table:style-name="Table2.A1" office:value-type="string">
            <text:p text:style-name="Table_20_Contents">$x * $y</text:p>
          </table:table-cell>
          <table:table-cell table:style-name="Table2.A1" office:value-type="string">
            <text:p text:style-name="Table_20_Contents">Product of $x and $y</text:p>
          </table:table-cell>
          <table:table-cell table:style-name="Table2.A1" office:value-type="string">
            <text:p text:style-name="P17"/>
          </table:table-cell>
        </table:table-row>
        <table:table-row>
          <table:table-cell table:style-name="Table2.A1" office:value-type="string">
            <text:p text:style-name="Table_20_Contents">/</text:p>
          </table:table-cell>
          <table:table-cell table:style-name="Table2.A1" office:value-type="string">
            <text:p text:style-name="Table_20_Contents">Division</text:p>
          </table:table-cell>
          <table:table-cell table:style-name="Table2.A1" office:value-type="string">
            <text:p text:style-name="Table_20_Contents">$x / $y</text:p>
          </table:table-cell>
          <table:table-cell table:style-name="Table2.A1" office:value-type="string">
            <text:p text:style-name="Table_20_Contents">Quotient of $x and $y</text:p>
          </table:table-cell>
          <table:table-cell table:style-name="Table2.A1" office:value-type="string">
            <text:p text:style-name="P17"/>
          </table:table-cell>
        </table:table-row>
        <table:table-row>
          <table:table-cell table:style-name="Table2.A1" office:value-type="string">
            <text:p text:style-name="Table_20_Contents">%</text:p>
          </table:table-cell>
          <table:table-cell table:style-name="Table2.A1" office:value-type="string">
            <text:p text:style-name="Table_20_Contents">Modulus</text:p>
          </table:table-cell>
          <table:table-cell table:style-name="Table2.A1" office:value-type="string">
            <text:p text:style-name="Table_20_Contents">$x % $y</text:p>
          </table:table-cell>
          <table:table-cell table:style-name="Table2.A1" office:value-type="string">
            <text:p text:style-name="Table_20_Contents">Remainder of $x divided by $y</text:p>
          </table:table-cell>
          <table:table-cell table:style-name="Table2.A1" office:value-type="string">
            <text:p text:style-name="P17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A"/>
        <table:table-row>
          <table:table-cell table:style-name="Table3.A1" office:value-type="string">
            <text:p text:style-name="Table_20_Contents">**</text:p>
          </table:table-cell>
          <table:table-cell table:style-name="Table3.A1" office:value-type="string">
            <text:p text:style-name="Table_20_Contents">Exponentiation</text:p>
          </table:table-cell>
          <table:table-cell table:style-name="Table3.A1" office:value-type="string">
            <text:p text:style-name="Table_20_Contents">$x ** $y</text:p>
          </table:table-cell>
          <table:table-cell table:style-name="Table3.A1" office:value-type="string">
            <text:p text:style-name="Table_20_Contents">Result of raising $x to the $y'th power (Introduced in PHP 5.6)</text:p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Horizontal_20_Line"/>
      <text:p text:style-name="P2"><text:soft-page-break/>if statement :</text:p>
      <text:p text:style-name="P1"><text:span text:style-name="T8">&lt;</text:span><text:span text:style-name="T11">!DOCTYPE</text:span><text:span text:style-name="T4"> html</text:span><text:span text:style-name="T8">&gt;</text:span><text:line-break/><text:span text:style-name="T8">&lt;</text:span><text:span text:style-name="T11">html</text:span><text:span text:style-name="T8">&gt;</text:span><text:line-break/><text:span text:style-name="T8">&lt;</text:span><text:span text:style-name="T11">body</text:span><text:span text:style-name="T8">&gt;</text:span><text:line-break/><text:line-break/><text:span text:style-name="T4">&lt;?php</text:span><text:line-break/>$t = date(<text:span text:style-name="T11">"H"</text:span>);<text:line-break/><text:line-break/><text:span text:style-name="T8">if</text:span> ($t &lt; <text:span text:style-name="T11">"20"</text:span>) {<text:line-break/>    <text:span text:style-name="T8">echo</text:span> <text:span text:style-name="T11">"Have a good day!"</text:span>;<text:line-break/>}<text:line-break/><text:span text:style-name="T4">?&gt;</text:span><text:line-break/> <text:line-break/><text:span text:style-name="T8">&lt;</text:span><text:span text:style-name="T11">/body</text:span><text:span text:style-name="T8">&gt;</text:span><text:line-break/><text:span text:style-name="T8">&lt;</text:span><text:span text:style-name="T11">/html</text:span><text:span text:style-name="T8">&gt;</text:span></text:p>
      <text:p text:style-name="P6"/>
      <text:p text:style-name="P6"/>
      <text:p text:style-name="P2">if...else statement :</text:p>
      <text:p text:style-name="P2"><text:span text:style-name="T4">&lt;?php</text:span><text:line-break/>$t = date(<text:span text:style-name="T11">"H"</text:span>);<text:line-break/><text:line-break/><text:span text:style-name="T8">if</text:span> ($t &lt; <text:span text:style-name="T11">"20"</text:span>) {<text:line-break/> <text:span text:style-name="T4"> </text:span>  <text:span text:style-name="T8">echo</text:span> <text:span text:style-name="T11">"Have a good day!"</text:span>;<text:line-break/>} <text:span text:style-name="T8">else</text:span> {<text:line-break/>    <text:span text:style-name="T8">echo</text:span> <text:span text:style-name="T11">"Have a good night!"</text:span>;<text:line-break/>}<text:line-break/><text:span text:style-name="T4">?&gt;</text:span> </text:p>
      <text:p text:style-name="P2"/>
      <text:p text:style-name="P7"/>
      <text:p text:style-name="P2">if...elseif....else statement :</text:p>
      <text:p text:style-name="P2"><text:span text:style-name="T4">&lt;?php</text:span><text:line-break/>$t = date(<text:span text:style-name="T11">"H"</text:span>);<text:line-break/><text:line-break/><text:span text:style-name="T8">if</text:span> ($t &lt; <text:span text:style-name="T11">"10"</text:span>) {<text:line-break/>    <text:span text:style-name="T8">echo</text:span> <text:span text:style-name="T11">"Have a good morning!"</text:span>;<text:line-break/>} <text:span text:style-name="T8">elseif</text:span> ($t &lt; <text:span text:style-name="T11">"20"</text:span>) {<text:line-break/>    <text:span text:style-name="T8">echo</text:span> <text:span text:style-name="T11">"Have a good day!"</text:span>;<text:line-break/>} <text:span text:style-name="T8">else</text:span> {<text:line-break/>    <text:span text:style-name="T8">echo</text:span> <text:span text:style-name="T11">"Have a good night!"</text:span>;<text:line-break/>}<text:line-break/><text:span text:style-name="T4">?&gt;</text:span><text:span text:style-name="T8"> 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2">switch statement</text:p>
      <text:p text:style-name="P2"><text:span text:style-name="T4">&lt;?php</text:span><text:span text:style-name="T8"><text:line-break/>$favcolor = </text:span><text:span text:style-name="T11">"red"</text:span><text:span text:style-name="T8">;<text:line-break/><text:line-break/>switch ($favcolor) {<text:line-break/>    case </text:span><text:span text:style-name="T11">"red"</text:span><text:span text:style-name="T8">:<text:line-break/>        echo </text:span><text:span text:style-name="T11">"Your favorite color is red!"</text:span><text:span text:style-name="T8">;<text:line-break/>        break;<text:line-break/>    case </text:span><text:span text:style-name="T11">"blue"</text:span><text:span text:style-name="T8">:<text:line-break/>        echo </text:span><text:span text:style-name="T11">"Your favorite color is blue!"</text:span><text:span text:style-name="T8">;<text:line-break/>        break;<text:line-break/>    case </text:span><text:span text:style-name="T11">"green"</text:span><text:span text:style-name="T8">:<text:line-break/>        echo </text:span><text:span text:style-name="T11">"Your favorite color is green!"</text:span><text:span text:style-name="T8">;<text:line-break/>        break;<text:line-break/>    default:<text:line-break/>        echo </text:span><text:span text:style-name="T11">"Your favorite color is neither red, blue, nor green!"</text:span><text:span text:style-name="T8">;<text:line-break/>}<text:line-break/></text:span><text:span text:style-name="T4">?&gt;</text:span></text:p>
      <text:p text:style-name="P8"/>
      <text:h text:style-name="P19" text:outline-level="2">while Loop</text:h>
      <text:p text:style-name="P11"><text:span text:style-name="T4">&lt;?php</text:span>  <text:line-break/>$x = <text:span text:style-name="T4">1</text:span>;<text:line-break/><text:span text:style-name="T8">while</text:span>($x &lt;= <text:span text:style-name="T4">5</text:span>) {<text:line-break/>  <text:span text:style-name="T8">echo</text:span> <text:span text:style-name="T11">"The number is: $x &lt;br&gt;"</text:span>;<text:line-break/>  $x++;<text:line-break/>} <text:line-break/><text:span text:style-name="T4">?&gt;</text:span><text:span text:style-name="T8">  </text:span></text:p>
      <text:h text:style-name="P19" text:outline-level="2"><text:soft-page-break/>do...while Loop<text:line-break/><text:span text:style-name="T4">&lt;?php</text:span> <text:line-break/>$x = <text:span text:style-name="T4">1</text:span>;<text:line-break/><text:span text:style-name="T8">do</text:span> {<text:line-break/>    <text:span text:style-name="T8">echo</text:span> <text:span text:style-name="T11">"The number is: $x &lt;br&gt;"</text:span>;<text:line-break/>    $x++;<text:line-break/>} <text:span text:style-name="T8">while</text:span> ($x &lt;= <text:span text:style-name="T4">5</text:span>);<text:line-break/><text:span text:style-name="T4">?&gt;</text:span></text:h>
      <text:h text:style-name="P19" text:outline-level="2">for Loop<text:line-break/><text:span text:style-name="T4">&lt;?php</text:span>  <text:line-break/><text:span text:style-name="T8">for</text:span> ($x = <text:span text:style-name="T4">0</text:span>; $x &lt;= <text:span text:style-name="T4">10</text:span>; $x++) {<text:line-break/>  <text:span text:style-name="T8">echo</text:span> <text:span text:style-name="T11">"The number is: $x &lt;br&gt;"</text:span>;<text:line-break/>}<text:line-break/><text:span text:style-name="T4">?&gt;</text:span></text:h>
      <text:h text:style-name="P19" text:outline-level="2">foreach Loop<text:line-break/><text:span text:style-name="T4">&lt;?php</text:span>  <text:line-break/>$colors = <text:span text:style-name="T8">array</text:span>(<text:span text:style-name="T11">"red"</text:span>, <text:span text:style-name="T11">"green"</text:span>, <text:span text:style-name="T11">"blue"</text:span>, <text:span text:style-name="T11">"yellow"</text:span>); <text:line-break/><text:span text:style-name="T8">foreach</text:span> ($colors <text:span text:style-name="T8">as</text:span> $value) {<text:line-break/>  <text:span text:style-name="T8">echo</text:span> <text:span text:style-name="T11">"$value &lt;br&gt;"</text:span>;<text:line-break/>}<text:line-break/><text:span text:style-name="T4">?&gt;</text:span></text:h>
      <text:h text:style-name="P20" text:outline-level="2">Function Arguments</text:h>
      <text:p text:style-name="P12"><text:span text:style-name="T4">&lt;?php<text:line-break/></text:span><text:span text:style-name="T8">function</text:span><text:span text:style-name="T4"> familyName($fname, $year) {<text:line-break/>    </text:span><text:span text:style-name="T8">echo</text:span><text:span text:style-name="T4"> </text:span><text:span text:style-name="T11">"$fname Refsnes. Born in $year &lt;br&gt;"</text:span><text:span text:style-name="T4">;<text:line-break/>}<text:line-break/>familyName(</text:span><text:span text:style-name="T11">"Hege"</text:span><text:span text:style-name="T4">,</text:span><text:span text:style-name="T11">"1975"</text:span><text:span text:style-name="T4">);<text:line-break/>familyName(</text:span><text:span text:style-name="T11">"Stale"</text:span><text:span text:style-name="T4">,</text:span><text:span text:style-name="T11">"1978"</text:span><text:span text:style-name="T4">);<text:line-break/>familyName(</text:span><text:span text:style-name="T11">"Kai Jim"</text:span><text:span text:style-name="T4">,</text:span><text:span text:style-name="T11">"1983"</text:span><text:span text:style-name="T4">);<text:line-break/>?&gt;</text:span></text:p>
      <text:h text:style-name="P20" text:outline-level="2">Default Argument Value</text:h>
      <text:p text:style-name="P12"><text:span text:style-name="T4">&lt;?php</text:span><text:line-break/><text:span text:style-name="T8">function</text:span> setHeight($minheight = <text:span text:style-name="T4">50</text:span>) {<text:line-break/>    <text:span text:style-name="T8">echo</text:span> <text:span text:style-name="T11">"The height is : $minheight &lt;br&gt;"</text:span>;<text:line-break/>}<text:line-break/>etHeight(<text:span text:style-name="T4">350</text:span>);<text:line-break/>setHeight();<text:line-break/>setHeight(<text:span text:style-name="T4">135</text:span>);<text:line-break/>setHeight(<text:span text:style-name="T4">80</text:span>);<text:line-break/><text:span text:style-name="T4">?&gt;</text:span></text:p>
      <text:h text:style-name="P20" text:outline-level="2"><text:soft-page-break/>Returning values</text:h>
      <text:p text:style-name="P3"><text:span text:style-name="T4">&lt;?php<text:line-break/></text:span><text:span text:style-name="T8">function</text:span><text:span text:style-name="T4"> sum($x, $y) {<text:line-break/>    $z = $x + $y;<text:line-break/>    </text:span><text:span text:style-name="T8">return</text:span><text:span text:style-name="T4"> $z;<text:line-break/>}<text:line-break/></text:span><text:span text:style-name="T8">echo</text:span><text:span text:style-name="T4"> </text:span><text:span text:style-name="T11">"5 + 10 = "</text:span><text:span text:style-name="T4"> . sum(5, 10) . </text:span><text:span text:style-name="T11">"&lt;br&gt;"</text:span><text:span text:style-name="T4">;<text:line-break/></text:span><text:span text:style-name="T8">echo</text:span><text:span text:style-name="T4"> </text:span><text:span text:style-name="T11">"7 + 13 = "</text:span><text:span text:style-name="T4"> . sum(7, 13) . </text:span><text:span text:style-name="T11">"&lt;br&gt;"</text:span><text:span text:style-name="T4">;<text:line-break/></text:span><text:span text:style-name="T8">echo</text:span><text:span text:style-name="T4"> </text:span><text:span text:style-name="T11">"2 + 4 = "</text:span><text:span text:style-name="T4"> . sum(2, 4);<text:line-break/>?&gt;</text:span></text:p>
      <text:h text:style-name="P18" text:outline-level="1">Arrays<text:span text:style-name="T4"><text:line-break/>&lt;?php</text:span><text:line-break/>$cars = <text:span text:style-name="T8">array</text:span>(<text:span text:style-name="T11">"Volvo"</text:span>, <text:span text:style-name="T11">"BMW"</text:span>, <text:span text:style-name="T11">"Toyota"</text:span>); <text:line-break/><text:span text:style-name="T8">echo</text:span> <text:span text:style-name="T11">"I like "</text:span> . $cars[<text:span text:style-name="T4">0</text:span>] . <text:span text:style-name="T11">", "</text:span> . $cars[<text:span text:style-name="T4">1</text:span>] . <text:span text:style-name="T11">" and "</text:span> . $cars[<text:span text:style-name="T4">2</text:span>] . <text:span text:style-name="T11">"."</text:span>;<text:line-break/><text:span text:style-name="T4">?&gt;</text:span></text:h>
      <text:p text:style-name="P12"><text:span text:style-name="T4">&lt;?php<text:line-break/>$cars = </text:span><text:span text:style-name="T8">array</text:span><text:span text:style-name="T4">(</text:span><text:span text:style-name="T11">"Volvo"</text:span><text:span text:style-name="T4">, </text:span><text:span text:style-name="T11">"BMW"</text:span><text:span text:style-name="T4">, </text:span><text:span text:style-name="T11">"Toyota"</text:span><text:span text:style-name="T4">);<text:line-break/></text:span><text:span text:style-name="T8">echo</text:span><text:span text:style-name="T4"> count($cars);<text:line-break/>?&gt;</text:span></text:p>
      <text:p text:style-name="P12"><text:span text:style-name="T4">&lt;?php<text:line-break/>$cars = </text:span><text:span text:style-name="T8">array</text:span><text:span text:style-name="T4">(</text:span><text:span text:style-name="T11">"Volvo"</text:span><text:span text:style-name="T4">, </text:span><text:span text:style-name="T11">"BMW"</text:span><text:span text:style-name="T4">, </text:span><text:span text:style-name="T11">"Toyota"</text:span><text:span text:style-name="T4">);<text:line-break/>$arrlength = count($cars);<text:line-break/></text:span><text:span text:style-name="T8">for</text:span><text:span text:style-name="T4">($x = 0; $x &lt; $arrlength; $x++) {<text:line-break/>    </text:span><text:span text:style-name="T8">echo</text:span><text:span text:style-name="T4"> $cars[$x];<text:line-break/>    </text:span><text:span text:style-name="T8">echo</text:span><text:span text:style-name="T4"> </text:span><text:span text:style-name="T11">"&lt;br&gt;"</text:span><text:span text:style-name="T4">;<text:line-break/>}<text:line-break/>?&gt;</text:span></text:p>
      <text:h text:style-name="P21" text:outline-level="2"><text:span text:style-name="T2">Associative Arrays</text:span><text:span text:style-name="T5"><text:line-break/>&lt;?php</text:span><text:span text:style-name="T2"><text:line-break/>$age = </text:span><text:span text:style-name="T9">array</text:span><text:span text:style-name="T2">(</text:span><text:span text:style-name="T12">"Peter"</text:span><text:span text:style-name="T2">=&gt;</text:span><text:span text:style-name="T12">"35"</text:span><text:span text:style-name="T2">, </text:span><text:span text:style-name="T12">"Ben"</text:span><text:span text:style-name="T2">=&gt;</text:span><text:span text:style-name="T12">"37"</text:span><text:span text:style-name="T2">, </text:span><text:span text:style-name="T12">"Joe"</text:span><text:span text:style-name="T2">=&gt;</text:span><text:span text:style-name="T12">"43"</text:span><text:span text:style-name="T2">);<text:line-break/></text:span><text:span text:style-name="T9">echo</text:span><text:span text:style-name="T2"> </text:span><text:span text:style-name="T12">"Peter is "</text:span><text:span text:style-name="T2"> . $age[</text:span><text:span text:style-name="T12">'Peter'</text:span><text:span text:style-name="T2">] . </text:span><text:span text:style-name="T12">" years old."</text:span><text:span text:style-name="T2">;<text:line-break/></text:span><text:span text:style-name="T5">?&gt;</text:span></text:h>
      <text:p text:style-name="P13">Loop Through an Associative Array</text:p>
      <text:p text:style-name="P14"><text:span text:style-name="T4">&lt;?php</text:span><text:line-break/>$age = <text:span text:style-name="T8">array</text:span>(<text:span text:style-name="T11">"Peter"</text:span>=&gt;<text:span text:style-name="T11">"35"</text:span>, <text:span text:style-name="T11">"Ben"</text:span>=&gt;<text:span text:style-name="T11">"37"</text:span>, <text:span text:style-name="T11">"Joe"</text:span>=&gt;<text:span text:style-name="T11">"43"</text:span>);<text:line-break/><text:span text:style-name="T8">foreach</text:span>($age <text:span text:style-name="T8">as</text:span> $x =&gt; $x_value) {<text:line-break/>    <text:span text:style-name="T8">echo</text:span> <text:span text:style-name="T11">"Key="</text:span> . $x . <text:span text:style-name="T11">", Value="</text:span> . $x_value;<text:line-break/>    <text:span text:style-name="T8">echo</text:span> <text:span text:style-name="T11">"&lt;br&gt;"</text:span>;<text:line-break/>}<text:line-break/><text:span text:style-name="T4">?&gt;</text:span></text:p>
      <text:p text:style-name="P15"><text:soft-page-break/></text:p>
      <text:list xml:id="list4363232254558183824" text:style-name="L2">
        <text:list-item>
          <text:p text:style-name="P37">sort() - sort arrays in ascending order </text:p>
        </text:list-item>
        <text:list-item>
          <text:p text:style-name="P38">rsort() - sort arrays in descending order </text:p>
        </text:list-item>
        <text:list-item>
          <text:p text:style-name="P38">asort() - sort associative arrays in ascending order, according to the value </text:p>
        </text:list-item>
        <text:list-item>
          <text:p text:style-name="P38">ksort() - sort associative arrays in ascending order, according to the key </text:p>
        </text:list-item>
        <text:list-item>
          <text:p text:style-name="P38">arsort() - sort associative arrays in descending order, according to the value </text:p>
        </text:list-item>
        <text:list-item>
          <text:p text:style-name="P27">krsort() - sort associative arrays in descending order, according to the key </text:p>
        </text:list-item>
      </text:list>
      <text:p text:style-name="P15"><text:span text:style-name="T5">sort() - sort arrays in ascending order <text:line-break/>&lt;?php</text:span><text:span text:style-name="T16"><text:line-break/>$numbers = </text:span><text:span text:style-name="T9">array</text:span><text:span text:style-name="T16">(</text:span><text:span text:style-name="T5">4</text:span><text:span text:style-name="T16">, </text:span><text:span text:style-name="T5">6</text:span><text:span text:style-name="T16">, </text:span><text:span text:style-name="T5">2</text:span><text:span text:style-name="T16">, </text:span><text:span text:style-name="T5">22</text:span><text:span text:style-name="T16">, </text:span><text:span text:style-name="T5">11</text:span><text:span text:style-name="T16">);<text:line-break/>sort($numbers);<text:line-break/><text:line-break/>$arrlength = count($numbers);<text:line-break/></text:span><text:span text:style-name="T9">for</text:span><text:span text:style-name="T16">($x = </text:span><text:span text:style-name="T5">0</text:span><text:span text:style-name="T16">; $x &lt; $arrlength; $x++) {<text:line-break/>    </text:span><text:span text:style-name="T9">echo</text:span><text:span text:style-name="T16"> $numbers[$x];<text:line-break/>    </text:span><text:span text:style-name="T9">echo</text:span><text:span text:style-name="T16"> </text:span><text:span text:style-name="T12">"&lt;br&gt;"</text:span><text:span text:style-name="T16">;<text:line-break/>}<text:line-break/></text:span><text:span text:style-name="T5">?&gt;</text:span></text:p>
      <text:p text:style-name="P10"><text:span text:style-name="T5">rsort() - sort arrays in descending order<text:line-break/>&lt;?php</text:span><text:span text:style-name="T16"><text:line-break/>$numbers = </text:span><text:span text:style-name="T9">array</text:span><text:span text:style-name="T16">(</text:span><text:span text:style-name="T5">4</text:span><text:span text:style-name="T16">, </text:span><text:span text:style-name="T5">6</text:span><text:span text:style-name="T16">, </text:span><text:span text:style-name="T5">2</text:span><text:span text:style-name="T16">, </text:span><text:span text:style-name="T5">22</text:span><text:span text:style-name="T16">, </text:span><text:span text:style-name="T5">11</text:span><text:span text:style-name="T16">);<text:line-break/>rsort($numbers);<text:line-break/><text:line-break/>$arrlength = count($numbers);<text:line-break/></text:span><text:span text:style-name="T9">for</text:span><text:span text:style-name="T16">($x = </text:span><text:span text:style-name="T5">0</text:span><text:span text:style-name="T16">; $x &lt; $arrlength; $x++) {<text:line-break/>    </text:span><text:span text:style-name="T9">echo</text:span><text:span text:style-name="T16"> $numbers[$x];<text:line-break/>    </text:span><text:span text:style-name="T9">echo</text:span><text:span text:style-name="T16"> </text:span><text:span text:style-name="T12">"&lt;br&gt;"</text:span><text:span text:style-name="T16">;<text:line-break/>}<text:line-break/></text:span><text:span text:style-name="T5">?&gt;</text:span></text:p>
      <text:p text:style-name="P10"><text:span text:style-name="T5">asort() - sort associative arrays in ascending order, according to the value <text:line-break/>&lt;?php</text:span><text:span text:style-name="T16"><text:line-break/>$age = </text:span><text:span text:style-name="T9">array</text:span><text:span text:style-name="T16">(</text:span><text:span text:style-name="T12">"Peter"</text:span><text:span text:style-name="T16">=&gt;</text:span><text:span text:style-name="T12">"35"</text:span><text:span text:style-name="T16">, </text:span><text:span text:style-name="T12">"Ben"</text:span><text:span text:style-name="T16">=&gt;</text:span><text:span text:style-name="T12">"37"</text:span><text:span text:style-name="T16">, </text:span><text:span text:style-name="T12">"Joe"</text:span><text:span text:style-name="T16">=&gt;</text:span><text:span text:style-name="T12">"43"</text:span><text:span text:style-name="T16">);<text:line-break/>asort($age);<text:line-break/><text:line-break/></text:span><text:span text:style-name="T9">foreach</text:span><text:span text:style-name="T16">($age </text:span><text:span text:style-name="T9">as</text:span><text:span text:style-name="T16"> $x =&gt; $x_value) {<text:line-break/>    </text:span><text:span text:style-name="T9">echo</text:span><text:span text:style-name="T16"> </text:span><text:span text:style-name="T12">"Key="</text:span><text:span text:style-name="T16"> . $x . </text:span><text:span text:style-name="T12">", Value="</text:span><text:span text:style-name="T16"> . $x_value;<text:line-break/>    </text:span><text:span text:style-name="T9">echo</text:span><text:span text:style-name="T16"> </text:span><text:span text:style-name="T12">"&lt;br&gt;"</text:span><text:span text:style-name="T16">;<text:line-break/>}<text:line-break/></text:span><text:span text:style-name="T5">?&gt;</text:span></text:p>
      <text:p text:style-name="P16"><text:soft-page-break/><text:span text:style-name="T5">ksort() - sort associative arrays in ascending order, according to the key <text:line-break/>&lt;?php</text:span><text:span text:style-name="T16"><text:line-break/>$age = </text:span><text:span text:style-name="T9">array</text:span><text:span text:style-name="T16">(</text:span><text:span text:style-name="T12">"Peter"</text:span><text:span text:style-name="T16">=&gt;</text:span><text:span text:style-name="T12">"35"</text:span><text:span text:style-name="T16">, </text:span><text:span text:style-name="T12">"Ben"</text:span><text:span text:style-name="T16">=&gt;</text:span><text:span text:style-name="T12">"37"</text:span><text:span text:style-name="T16">, </text:span><text:span text:style-name="T12">"Joe"</text:span><text:span text:style-name="T16">=&gt;</text:span><text:span text:style-name="T12">"43"</text:span><text:span text:style-name="T16">);<text:line-break/>krsort($age);<text:line-break/><text:line-break/></text:span><text:span text:style-name="T9">foreach</text:span><text:span text:style-name="T16">($age </text:span><text:span text:style-name="T9">as</text:span><text:span text:style-name="T16"> $x =&gt; $x_value) {<text:line-break/>    </text:span><text:span text:style-name="T9">echo</text:span><text:span text:style-name="T16"> </text:span><text:span text:style-name="T12">"Key="</text:span><text:span text:style-name="T16"> . $x . </text:span><text:span text:style-name="T12">", Value="</text:span><text:span text:style-name="T16"> . $x_value;<text:line-break/>    </text:span><text:span text:style-name="T9">echo</text:span><text:span text:style-name="T16"> </text:span><text:span text:style-name="T12">"&lt;br&gt;"</text:span><text:span text:style-name="T16">;<text:line-break/>}<text:line-break/></text:span><text:span text:style-name="T5">?&gt;</text:span></text:p>
      <text:p text:style-name="P10"><text:span text:style-name="T5">arsort() - sort associative arrays in descending order, according to the value <text:line-break/>&lt;?php</text:span><text:span text:style-name="T16"><text:line-break/>$age = </text:span><text:span text:style-name="T9">array</text:span><text:span text:style-name="T16">(</text:span><text:span text:style-name="T12">"Peter"</text:span><text:span text:style-name="T16">=&gt;</text:span><text:span text:style-name="T12">"35"</text:span><text:span text:style-name="T16">, </text:span><text:span text:style-name="T12">"Ben"</text:span><text:span text:style-name="T16">=&gt;</text:span><text:span text:style-name="T12">"37"</text:span><text:span text:style-name="T16">, </text:span><text:span text:style-name="T12">"Joe"</text:span><text:span text:style-name="T16">=&gt;</text:span><text:span text:style-name="T12">"43"</text:span><text:span text:style-name="T16">);<text:line-break/>arsort($age);<text:line-break/><text:line-break/></text:span><text:span text:style-name="T9">foreach</text:span><text:span text:style-name="T16">($age </text:span><text:span text:style-name="T9">as</text:span><text:span text:style-name="T16"> $x =&gt; $x_value) {<text:line-break/>    </text:span><text:span text:style-name="T9">echo</text:span><text:span text:style-name="T16"> </text:span><text:span text:style-name="T12">"Key="</text:span><text:span text:style-name="T16"> . $x . </text:span><text:span text:style-name="T12">", Value="</text:span><text:span text:style-name="T16"> . $x_value;<text:line-break/>    </text:span><text:span text:style-name="T9">echo</text:span><text:span text:style-name="T16"> </text:span><text:span text:style-name="T12">"&lt;br&gt;"</text:span><text:span text:style-name="T16">;<text:line-break/>}<text:line-break/></text:span><text:span text:style-name="T5">?&gt;</text:span></text:p>
      <text:p text:style-name="P28">krsort() - sort associative arrays in descending order, according to the key </text:p>
      <text:p text:style-name="P10"><text:span text:style-name="T5">&lt;?php</text:span><text:span text:style-name="T16"><text:line-break/>$age = </text:span><text:span text:style-name="T9">array</text:span><text:span text:style-name="T16">(</text:span><text:span text:style-name="T12">"Peter"</text:span><text:span text:style-name="T16">=&gt;</text:span><text:span text:style-name="T12">"35"</text:span><text:span text:style-name="T16">, </text:span><text:span text:style-name="T12">"Ben"</text:span><text:span text:style-name="T16">=&gt;</text:span><text:span text:style-name="T12">"37"</text:span><text:span text:style-name="T16">, </text:span><text:span text:style-name="T12">"Joe"</text:span><text:span text:style-name="T16">=&gt;</text:span><text:span text:style-name="T12">"43"</text:span><text:span text:style-name="T16">);<text:line-break/>krsort($age);<text:line-break/><text:line-break/></text:span><text:span text:style-name="T9">foreach</text:span><text:span text:style-name="T16">($age </text:span><text:span text:style-name="T9">as</text:span><text:span text:style-name="T16"> $x =&gt; $x_value) {<text:line-break/>    </text:span><text:span text:style-name="T9">echo</text:span><text:span text:style-name="T16"> </text:span><text:span text:style-name="T12">"Key="</text:span><text:span text:style-name="T16"> . $x . </text:span><text:span text:style-name="T12">", Value="</text:span><text:span text:style-name="T16"> . $x_value;<text:line-break/>    </text:span><text:span text:style-name="T9">echo</text:span><text:span text:style-name="T16"> </text:span><text:span text:style-name="T12">"&lt;br&gt;"</text:span><text:span text:style-name="T16">;<text:line-break/>}<text:line-break/></text:span><text:span text:style-name="T5">?&gt;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8"><text:soft-page-break/>The PHP superglobal variables are:</text:p>
      <text:list xml:id="list5995841827497178842" text:style-name="L3">
        <text:list-item>
          <text:p text:style-name="P39">$GLOBALS </text:p>
          <text:p text:style-name="P25"><text:span text:style-name="T4">&lt;?php</text:span><text:span text:style-name="T1"> <text:line-break/>$x = </text:span><text:span text:style-name="T4">75</text:span><text:span text:style-name="T1">; <text:line-break/>$y = </text:span><text:span text:style-name="T4">25</text:span><text:span text:style-name="T1">;<text:line-break/> <text:line-break/></text:span><text:span text:style-name="T8">function</text:span><text:span text:style-name="T1"> addition() { <text:line-break/>    </text:span><text:span text:style-name="T17">$GLOBALS</text:span><text:span text:style-name="T1">[</text:span><text:span text:style-name="T11">'z'</text:span><text:span text:style-name="T1">] = </text:span><text:span text:style-name="T17">$GLOBALS</text:span><text:span text:style-name="T1">[</text:span><text:span text:style-name="T11">'x'</text:span><text:span text:style-name="T1">] + </text:span><text:span text:style-name="T17">$GLOBALS</text:span><text:span text:style-name="T1">[</text:span><text:span text:style-name="T11">'y'</text:span><text:span text:style-name="T1">]; <text:line-break/>}<text:line-break/> <text:line-break/>addition(); <text:line-break/></text:span><text:span text:style-name="T8">echo</text:span><text:span text:style-name="T1"> $z; <text:line-break/></text:span><text:span text:style-name="T4">?&gt;</text:span> </text:p>
        </text:list-item>
        <text:list-item>
          <text:p text:style-name="P39">$_SERVER </text:p>
          <text:p text:style-name="P25"><text:span text:style-name="T4">&lt;?php</text:span><text:span text:style-name="T1"> <text:line-break/></text:span><text:span text:style-name="T8">echo</text:span><text:span text:style-name="T1"> </text:span><text:span text:style-name="T17">$_SERVER</text:span><text:span text:style-name="T1">[</text:span><text:span text:style-name="T11">'PHP_SELF'</text:span><text:span text:style-name="T1">];<text:line-break/></text:span><text:span text:style-name="T8">echo</text:span><text:span text:style-name="T1"> </text:span><text:span text:style-name="T11">"&lt;br&gt;"</text:span><text:span text:style-name="T1">;<text:line-break/></text:span><text:span text:style-name="T8">echo</text:span><text:span text:style-name="T1"> </text:span><text:span text:style-name="T17">$_SERVER</text:span><text:span text:style-name="T1">[</text:span><text:span text:style-name="T11">'SERVER_NAME'</text:span><text:span text:style-name="T1">];<text:line-break/></text:span><text:span text:style-name="T8">echo</text:span><text:span text:style-name="T1"> </text:span><text:span text:style-name="T11">"&lt;br&gt;"</text:span><text:span text:style-name="T1">;<text:line-break/></text:span><text:span text:style-name="T8">echo</text:span><text:span text:style-name="T1"> </text:span><text:span text:style-name="T17">$_SERVER</text:span><text:span text:style-name="T1">[</text:span><text:span text:style-name="T11">'HTTP_HOST'</text:span><text:span text:style-name="T1">];<text:line-break/></text:span><text:span text:style-name="T8">echo</text:span><text:span text:style-name="T1"> </text:span><text:span text:style-name="T11">"&lt;br&gt;"</text:span><text:span text:style-name="T1">;<text:line-break/></text:span><text:span text:style-name="T8">echo</text:span><text:span text:style-name="T1"> </text:span><text:span text:style-name="T17">$_SERVER</text:span><text:span text:style-name="T1">[</text:span><text:span text:style-name="T11">'HTTP_REFERER'</text:span><text:span text:style-name="T1">];<text:line-break/></text:span><text:span text:style-name="T8">echo</text:span><text:span text:style-name="T1"> </text:span><text:span text:style-name="T11">"&lt;br&gt;"</text:span><text:span text:style-name="T1">;<text:line-break/></text:span><text:span text:style-name="T8">echo</text:span><text:span text:style-name="T1"> </text:span><text:span text:style-name="T17">$_SERVER</text:span><text:span text:style-name="T1">[</text:span><text:span text:style-name="T11">'HTTP_USER_AGENT'</text:span><text:span text:style-name="T1">];<text:line-break/></text:span><text:span text:style-name="T8">echo</text:span><text:span text:style-name="T1"> </text:span><text:span text:style-name="T11">"&lt;br&gt;"</text:span><text:span text:style-name="T1">;<text:line-break/></text:span><text:span text:style-name="T8">echo</text:span><text:span text:style-name="T1"> </text:span><text:span text:style-name="T17">$_SERVER</text:span><text:span text:style-name="T1">[</text:span><text:span text:style-name="T11">'SCRIPT_NAME'</text:span><text:span text:style-name="T1">];<text:line-break/></text:span><text:span text:style-name="T4">?&gt;</text:span> </text:p>
        </text:list-item>
        <text:list-item>
          <text:p text:style-name="P39">$_REQUEST </text:p>
          <text:p text:style-name="P39"><text:span text:style-name="T8">&lt;</text:span><text:span text:style-name="T11">form</text:span><text:span text:style-name="T4"> method</text:span><text:span text:style-name="T8">="post"</text:span><text:span text:style-name="T4"> action</text:span><text:span text:style-name="T8">="</text:span><text:span text:style-name="T4">&lt;?php</text:span><text:span text:style-name="T1"> </text:span><text:span text:style-name="T8">echo</text:span><text:span text:style-name="T1"> </text:span><text:span text:style-name="T17">$_SERVER</text:span><text:span text:style-name="T1">[</text:span><text:span text:style-name="T11">'PHP_SELF'</text:span><text:span text:style-name="T1">];</text:span><text:span text:style-name="T4">?&gt;</text:span><text:span text:style-name="T8">"&gt;</text:span><text:line-break/>  Name: <text:span text:style-name="T8">&lt;</text:span><text:span text:style-name="T11">input</text:span><text:span text:style-name="T4"> type</text:span><text:span text:style-name="T8">="text"</text:span><text:span text:style-name="T4"> name</text:span><text:span text:style-name="T8">="fname"&gt;</text:span><text:line-break/>  <text:span text:style-name="T8">&lt;</text:span><text:span text:style-name="T11">input</text:span><text:span text:style-name="T4"> type</text:span><text:span text:style-name="T8">="submit"&gt;</text:span><text:line-break/><text:span text:style-name="T8">&lt;</text:span><text:span text:style-name="T11">/form</text:span><text:span text:style-name="T8">&gt;</text:span><text:line-break/><text:line-break/><text:span text:style-name="T4">&lt;?php</text:span><text:span text:style-name="T1"><text:line-break/></text:span><text:span text:style-name="T8">if</text:span><text:span text:style-name="T1"> (</text:span><text:span text:style-name="T17">$_SERVER</text:span><text:span text:style-name="T1">[</text:span><text:span text:style-name="T11">"REQUEST_METHOD"</text:span><text:span text:style-name="T1">] == </text:span><text:span text:style-name="T11">"POST"</text:span><text:span text:style-name="T1">) {<text:line-break/>    </text:span><text:span text:style-name="T14">// collect value of input field<text:line-break/></text:span><text:span text:style-name="T1">    $name = htmlspecialchars(</text:span><text:span text:style-name="T17">$_REQUEST</text:span><text:span text:style-name="T1">[</text:span><text:span text:style-name="T11">'fname'</text:span><text:span text:style-name="T1">]); <text:line-break/>    </text:span><text:span text:style-name="T8">if</text:span><text:span text:style-name="T1"> (</text:span><text:span text:style-name="T8">empty</text:span><text:span text:style-name="T1">($name)) {<text:line-break/>        </text:span><text:span text:style-name="T8">echo</text:span><text:span text:style-name="T1"> </text:span><text:span text:style-name="T11">"Name is empty"</text:span><text:span text:style-name="T1">;<text:line-break/>    } </text:span><text:span text:style-name="T8">else</text:span><text:span text:style-name="T1"> {<text:line-break/>        </text:span><text:span text:style-name="T8">echo</text:span><text:span text:style-name="T1"> $name;<text:line-break/>    }<text:line-break/>}<text:line-break/></text:span><text:span text:style-name="T4">?&gt;</text:span></text:p>
        </text:list-item>
        <text:list-item>
          <text:p text:style-name="P39">$_POST </text:p>
        </text:list-item>
        <text:list-item>
          <text:p text:style-name="P39"><text:span text:style-name="T8">&lt;</text:span><text:span text:style-name="T11">form</text:span><text:span text:style-name="T4"> method</text:span><text:span text:style-name="T8">="post"</text:span><text:span text:style-name="T4"> action</text:span><text:span text:style-name="T8">="</text:span><text:span text:style-name="T4">&lt;?php</text:span><text:span text:style-name="T1"> </text:span><text:span text:style-name="T8">echo</text:span><text:span text:style-name="T1"> </text:span><text:span text:style-name="T17">$_SERVER</text:span><text:span text:style-name="T1">[</text:span><text:span text:style-name="T11">'PHP_SELF'</text:span><text:span text:style-name="T1">];</text:span><text:span text:style-name="T4">?&gt;</text:span><text:span text:style-name="T8">"&gt;</text:span><text:line-break/>  Name: <text:span text:style-name="T8">&lt;</text:span><text:span text:style-name="T11">input</text:span><text:span text:style-name="T4"> type</text:span><text:span text:style-name="T8">="text"</text:span><text:span text:style-name="T4"> name</text:span><text:span text:style-name="T8">="fname"&gt;</text:span><text:line-break/><text:soft-page-break/>  <text:span text:style-name="T8">&lt;</text:span><text:span text:style-name="T11">input</text:span><text:span text:style-name="T4"> type</text:span><text:span text:style-name="T8">="submit"&gt;</text:span><text:line-break/><text:span text:style-name="T8">&lt;</text:span><text:span text:style-name="T11">/form</text:span><text:span text:style-name="T8">&gt;</text:span><text:line-break/><text:line-break/><text:span text:style-name="T4">&lt;?php</text:span><text:span text:style-name="T1"><text:line-break/></text:span><text:span text:style-name="T8">if</text:span><text:span text:style-name="T1"> (</text:span><text:span text:style-name="T17">$_SERVER</text:span><text:span text:style-name="T1">[</text:span><text:span text:style-name="T11">"REQUEST_METHOD"</text:span><text:span text:style-name="T1">] == </text:span><text:span text:style-name="T11">"POST"</text:span><text:span text:style-name="T1">) {<text:line-break/>    </text:span><text:span text:style-name="T14">// collect value of input field<text:line-break/></text:span><text:span text:style-name="T1">    $name = </text:span><text:span text:style-name="T17">$_POST</text:span><text:span text:style-name="T1">[</text:span><text:span text:style-name="T11">'fname'</text:span><text:span text:style-name="T1">]; <text:line-break/>    </text:span><text:span text:style-name="T8">if</text:span><text:span text:style-name="T1"> (</text:span><text:span text:style-name="T8">empty</text:span><text:span text:style-name="T1">($name)) {<text:line-break/>        </text:span><text:span text:style-name="T8">echo</text:span><text:span text:style-name="T1"> </text:span><text:span text:style-name="T11">"Name is empty"</text:span><text:span text:style-name="T1">;<text:line-break/>    } </text:span><text:span text:style-name="T8">else</text:span><text:span text:style-name="T1"> {<text:line-break/>        </text:span><text:span text:style-name="T8">echo</text:span><text:span text:style-name="T1"> $name;<text:line-break/>    }<text:line-break/>}<text:line-break/></text:span><text:span text:style-name="T4">?&gt;</text:span></text:p>
        </text:list-item>
        <text:list-item>
          <text:p text:style-name="P39">$_GET <text:line-break/><text:span text:style-name="T8">&lt;</text:span><text:span text:style-name="T11">a</text:span><text:span text:style-name="T4"> href</text:span><text:span text:style-name="T8">="test_get.php?subject=PHP&amp;web=W3schools.com"&gt;</text:span>Test $GET<text:span text:style-name="T8">&lt;</text:span><text:span text:style-name="T11">/a</text:span><text:span text:style-name="T8">&gt;</text:span></text:p>
        </text:list-item>
        <text:list-item>
          <text:p text:style-name="P39">$_FILES </text:p>
        </text:list-item>
        <text:list-item>
          <text:p text:style-name="P39">$_ENV </text:p>
        </text:list-item>
        <text:list-item>
          <text:p text:style-name="P39">$_COOKIE </text:p>
        </text:list-item>
        <text:list-item>
          <text:p text:style-name="P32">$_SESSION </text:p>
        </text:list-item>
      </text:lis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40" text:outline-level="2"><text:soft-page-break/>PHP Forms</text:h>
      <text:p text:style-name="P30"/>
      <text:p text:style-name="P29"><text:line-break/><text:span text:style-name="T8">&lt;</text:span><text:span text:style-name="T11">form</text:span> action<text:span text:style-name="T8">="welcome.php"</text:span> method<text:span text:style-name="T8">="post"&gt;</text:span><text:line-break/>Name: <text:span text:style-name="T8">&lt;</text:span><text:span text:style-name="T11">input</text:span> type<text:span text:style-name="T8">="text"</text:span> name<text:span text:style-name="T8">="name"&gt;&lt;</text:span><text:span text:style-name="T11">br</text:span><text:span text:style-name="T8">&gt;</text:span><text:line-break/>E-mail: <text:span text:style-name="T8">&lt;</text:span><text:span text:style-name="T11">input</text:span> type<text:span text:style-name="T8">="text"</text:span> name<text:span text:style-name="T8">="email"&gt;&lt;</text:span><text:span text:style-name="T11">br</text:span><text:span text:style-name="T8">&gt;</text:span><text:line-break/><text:span text:style-name="T8">&lt;</text:span><text:span text:style-name="T11">input</text:span> type<text:span text:style-name="T8">="submit"&gt;</text:span><text:line-break/><text:span text:style-name="T8">&lt;</text:span><text:span text:style-name="T11">/form</text:span><text:span text:style-name="T8">&gt;</text:span><text:line-break/></text:p>
      <text:p text:style-name="P29"><text:span text:style-name="T8">&lt;</text:span><text:span text:style-name="T11">form</text:span> action<text:span text:style-name="T8">="welcome_get.php"</text:span> method<text:span text:style-name="T8">="get"&gt;</text:span><text:line-break/>Name: <text:span text:style-name="T8">&lt;</text:span><text:span text:style-name="T11">input</text:span> type<text:span text:style-name="T8">="text"</text:span> name<text:span text:style-name="T8">="name"&gt;&lt;</text:span><text:span text:style-name="T11">br</text:span><text:span text:style-name="T8">&gt;</text:span><text:line-break/>E-mail: <text:span text:style-name="T8">&lt;</text:span><text:span text:style-name="T11">input</text:span> type<text:span text:style-name="T8">="text"</text:span> name<text:span text:style-name="T8">="email"&gt;&lt;</text:span><text:span text:style-name="T11">br</text:span><text:span text:style-name="T8">&gt;</text:span><text:line-break/><text:span text:style-name="T8">&lt;</text:span><text:span text:style-name="T11">input</text:span> type<text:span text:style-name="T8">="submit"&gt;</text:span><text:line-break/><text:span text:style-name="T8">&lt;</text:span><text:span text:style-name="T11">/form</text:span><text:span text:style-name="T8">&gt;</text:span></text:p>
      <text:p text:style-name="P29">?php<text:span text:style-name="T1"><text:line-break/></text:span><text:span text:style-name="T14">// define variables and set to empty values<text:line-break/></text:span><text:span text:style-name="T1">$name = $email = $gender = $comment = $website = </text:span><text:span text:style-name="T11">""</text:span><text:span text:style-name="T1">;<text:line-break/><text:line-break/></text:span><text:span text:style-name="T8">if</text:span><text:span text:style-name="T1"> (</text:span><text:span text:style-name="T17">$_SERVER</text:span><text:span text:style-name="T1">[</text:span><text:span text:style-name="T11">"REQUEST_METHOD"</text:span><text:span text:style-name="T1">] == </text:span><text:span text:style-name="T11">"POST"</text:span><text:span text:style-name="T1">) {<text:line-break/>  $name = test_input(</text:span><text:span text:style-name="T17">$_POST</text:span><text:span text:style-name="T1">[</text:span><text:span text:style-name="T11">"name"</text:span><text:span text:style-name="T1">]);<text:line-break/>  $email = test_input(</text:span><text:span text:style-name="T17">$_POST</text:span><text:span text:style-name="T1">[</text:span><text:span text:style-name="T11">"email"</text:span><text:span text:style-name="T1">]);<text:line-break/>  $website = test_input(</text:span><text:span text:style-name="T17">$_POST</text:span><text:span text:style-name="T1">[</text:span><text:span text:style-name="T11">"website"</text:span><text:span text:style-name="T1">]);<text:line-break/>  $comment = test_input(</text:span><text:span text:style-name="T17">$_POST</text:span><text:span text:style-name="T1">[</text:span><text:span text:style-name="T11">"comment"</text:span><text:span text:style-name="T1">]);<text:line-break/>  $gender = test_input(</text:span><text:span text:style-name="T17">$_POST</text:span><text:span text:style-name="T1">[</text:span><text:span text:style-name="T11">"gender"</text:span><text:span text:style-name="T1">]);<text:line-break/>}<text:line-break/><text:line-break/></text:span><text:span text:style-name="T8">function</text:span><text:span text:style-name="T1"> test_input($data) {<text:line-break/>  $data = trim($data);<text:line-break/>  $data = stripslashes($data);<text:line-break/>  $data = htmlspecialchars($data);<text:line-break/>  </text:span><text:span text:style-name="T8">return</text:span><text:span text:style-name="T1"> $data;<text:line-break/>}<text:line-break/></text:span>?&gt;<text:span text:style-name="T8"><text:line-break/><text:line-break/>&lt;</text:span><text:span text:style-name="T11">h2</text:span><text:span text:style-name="T8">&gt;PHP Form Validation Example&lt;</text:span><text:span text:style-name="T11">/h2</text:span><text:span text:style-name="T8">&gt;<text:line-break/>&lt;</text:span><text:span text:style-name="T11">form</text:span> method<text:span text:style-name="T8">="post"</text:span> action<text:span text:style-name="T8">="</text:span>&lt;?php<text:span text:style-name="T1"> </text:span><text:span text:style-name="T8">echo</text:span><text:span text:style-name="T1"> htmlspecialchars(</text:span><text:span text:style-name="T17">$_SERVER</text:span><text:span text:style-name="T1">[</text:span><text:span text:style-name="T11">"PHP_SELF"</text:span><text:span text:style-name="T1">]);</text:span>?&gt;<text:span text:style-name="T8">"&gt;  <text:line-break/>  Name: &lt;</text:span><text:span text:style-name="T11">input</text:span> type<text:span text:style-name="T8">="text"</text:span> name<text:span text:style-name="T8">="name"&gt;<text:line-break/>  &lt;</text:span><text:span text:style-name="T11">br</text:span><text:span text:style-name="T8">&gt;&lt;</text:span><text:span text:style-name="T11">br</text:span><text:span text:style-name="T8">&gt;<text:line-break/></text:span><text:soft-page-break/><text:span text:style-name="T8">  E-mail: &lt;</text:span><text:span text:style-name="T11">input</text:span> type<text:span text:style-name="T8">="text"</text:span> name<text:span text:style-name="T8">="email"&gt;<text:line-break/>  &lt;</text:span><text:span text:style-name="T11">br</text:span><text:span text:style-name="T8">&gt;&lt;</text:span><text:span text:style-name="T11">br</text:span><text:span text:style-name="T8">&gt;<text:line-break/>  Website: &lt;</text:span><text:span text:style-name="T11">input</text:span> type<text:span text:style-name="T8">="text"</text:span> name<text:span text:style-name="T8">="website"&gt;<text:line-break/>  &lt;</text:span><text:span text:style-name="T11">br</text:span><text:span text:style-name="T8">&gt;&lt;</text:span><text:span text:style-name="T11">br</text:span><text:span text:style-name="T8">&gt;<text:line-break/>  Comment: &lt;</text:span><text:span text:style-name="T11">textarea</text:span> name<text:span text:style-name="T8">="comment"</text:span> rows<text:span text:style-name="T8">="5"</text:span> cols<text:span text:style-name="T8">="40"&gt;&lt;</text:span><text:span text:style-name="T11">/textarea</text:span><text:span text:style-name="T8">&gt;<text:line-break/>  &lt;</text:span><text:span text:style-name="T11">br</text:span><text:span text:style-name="T8">&gt;&lt;</text:span><text:span text:style-name="T11">br</text:span><text:span text:style-name="T8">&gt;<text:line-break/>  Gender:<text:line-break/>  &lt;</text:span><text:span text:style-name="T11">input</text:span> type<text:span text:style-name="T8">="radio"</text:span> name<text:span text:style-name="T8">="gender"</text:span> value<text:span text:style-name="T8">="female"&gt;Female<text:line-break/>  &lt;</text:span><text:span text:style-name="T11">input</text:span> type<text:span text:style-name="T8">="radio"</text:span> name<text:span text:style-name="T8">="gender"</text:span> value<text:span text:style-name="T8">="male"&gt;Male<text:line-break/>  &lt;</text:span><text:span text:style-name="T11">br</text:span><text:span text:style-name="T8">&gt;&lt;</text:span><text:span text:style-name="T11">br</text:span><text:span text:style-name="T8">&gt;<text:line-break/>  &lt;</text:span><text:span text:style-name="T11">input</text:span> type<text:span text:style-name="T8">="submit"</text:span> name<text:span text:style-name="T8">="submit"</text:span> value<text:span text:style-name="T8">="Submit"&gt;  <text:line-break/>&lt;</text:span><text:span text:style-name="T11">/form</text:span><text:span text:style-name="T8">&gt;<text:line-break/><text:line-break/></text:span>&lt;?php<text:span text:style-name="T1"><text:line-break/></text:span><text:span text:style-name="T8">echo</text:span><text:span text:style-name="T1"> </text:span><text:span text:style-name="T11">"&lt;h2&gt;Your Input:&lt;/h2&gt;"</text:span><text:span text:style-name="T1">;<text:line-break/></text:span><text:span text:style-name="T8">echo</text:span><text:span text:style-name="T1"> $name;<text:line-break/></text:span><text:span text:style-name="T8">echo</text:span><text:span text:style-name="T1"> </text:span><text:span text:style-name="T11">"&lt;br&gt;"</text:span><text:span text:style-name="T1">;<text:line-break/></text:span><text:span text:style-name="T8">echo</text:span><text:span text:style-name="T1"> $email;<text:line-break/></text:span><text:span text:style-name="T8">echo</text:span><text:span text:style-name="T1"> </text:span><text:span text:style-name="T11">"&lt;br&gt;"</text:span><text:span text:style-name="T1">;<text:line-break/></text:span><text:span text:style-name="T8">echo</text:span><text:span text:style-name="T1"> $website;<text:line-break/></text:span><text:span text:style-name="T8">echo</text:span><text:span text:style-name="T1"> </text:span><text:span text:style-name="T11">"&lt;br&gt;"</text:span><text:span text:style-name="T1">;<text:line-break/></text:span><text:span text:style-name="T8">echo</text:span><text:span text:style-name="T1"> $comment;<text:line-break/></text:span><text:span text:style-name="T8">echo</text:span><text:span text:style-name="T1"> </text:span><text:span text:style-name="T11">"&lt;br&gt;"</text:span><text:span text:style-name="T1">;<text:line-break/></text:span><text:span text:style-name="T8">echo</text:span><text:span text:style-name="T1"> $gender;<text:line-break/></text:span>?&gt;</text:p>
      <text:p text:style-name="P29"><text:span text:style-name="T10"><text:line-break/></text:span></text:p>
      <text:p text:style-name="P29"><text:span text:style-name="T10"/></text:p>
      <text:p text:style-name="P29"><text:span text:style-name="T10"/></text:p>
      <text:p text:style-name="P29"><text:span text:style-name="T10"/></text:p>
      <text:p text:style-name="P29"><text:span text:style-name="T10"/></text:p>
      <text:p text:style-name="P29"><text:span text:style-name="T10"/></text:p>
      <text:p text:style-name="P29"><text:span text:style-name="T10"/></text:p>
      <text:p text:style-name="P29"><text:span text:style-name="T10"/></text:p>
      <text:p text:style-name="P29"><text:span text:style-name="T10"/></text:p>
      <text:p text:style-name="P29"><text:span text:style-name="T10"/></text:p>
      <text:h text:style-name="P41" text:outline-level="2"><text:soft-page-break/><text:span text:style-name="T10">PHP Advanced</text:span></text:h>
      <text:h text:style-name="P42" text:outline-level="1">Multidimensional Arrays</text:h>
      <text:p text:style-name="P33"><text:span text:style-name="T7">&lt;?php</text:span><text:span text:style-name="T10"><text:line-break/>$cars = array<text:line-break/>  (<text:line-break/>  array(</text:span><text:span text:style-name="T13">"Volvo"</text:span><text:span text:style-name="T10">,</text:span><text:span text:style-name="T7">22</text:span><text:span text:style-name="T10">,</text:span><text:span text:style-name="T7">18</text:span><text:span text:style-name="T10">),<text:line-break/>  array(</text:span><text:span text:style-name="T13">"BMW"</text:span><text:span text:style-name="T10">,</text:span><text:span text:style-name="T7">15</text:span><text:span text:style-name="T10">,</text:span><text:span text:style-name="T7">13</text:span><text:span text:style-name="T10">),<text:line-break/>  array(</text:span><text:span text:style-name="T13">"Saab"</text:span><text:span text:style-name="T10">,</text:span><text:span text:style-name="T7">5</text:span><text:span text:style-name="T10">,</text:span><text:span text:style-name="T7">2</text:span><text:span text:style-name="T10">),<text:line-break/>  array(</text:span><text:span text:style-name="T13">"Land Rover"</text:span><text:span text:style-name="T10">,</text:span><text:span text:style-name="T7">17</text:span><text:span text:style-name="T10">,</text:span><text:span text:style-name="T7">15</text:span><text:span text:style-name="T10">)<text:line-break/>  );<text:line-break/>  <text:line-break/>echo $cars[</text:span><text:span text:style-name="T7">0</text:span><text:span text:style-name="T10">][</text:span><text:span text:style-name="T7">0</text:span><text:span text:style-name="T10">].</text:span><text:span text:style-name="T13">": In stock: "</text:span><text:span text:style-name="T10">.$cars[</text:span><text:span text:style-name="T7">0</text:span><text:span text:style-name="T10">][</text:span><text:span text:style-name="T7">1</text:span><text:span text:style-name="T10">].</text:span><text:span text:style-name="T13">", sold: "</text:span><text:span text:style-name="T10">.$cars[</text:span><text:span text:style-name="T7">0</text:span><text:span text:style-name="T10">][</text:span><text:span text:style-name="T7">2</text:span><text:span text:style-name="T10">].</text:span><text:span text:style-name="T13">".&lt;br&gt;"</text:span><text:span text:style-name="T10">;<text:line-break/>echo $cars[</text:span><text:span text:style-name="T7">1</text:span><text:span text:style-name="T10">][</text:span><text:span text:style-name="T7">0</text:span><text:span text:style-name="T10">].</text:span><text:span text:style-name="T13">": In stock: "</text:span><text:span text:style-name="T10">.$cars[</text:span><text:span text:style-name="T7">1</text:span><text:span text:style-name="T10">][</text:span><text:span text:style-name="T7">1</text:span><text:span text:style-name="T10">].</text:span><text:span text:style-name="T13">", sold: "</text:span><text:span text:style-name="T10">.$cars[</text:span><text:span text:style-name="T7">1</text:span><text:span text:style-name="T10">][</text:span><text:span text:style-name="T7">2</text:span><text:span text:style-name="T10">].</text:span><text:span text:style-name="T13">".&lt;br&gt;"</text:span><text:span text:style-name="T10">;<text:line-break/>echo $cars[</text:span><text:span text:style-name="T7">2</text:span><text:span text:style-name="T10">][</text:span><text:span text:style-name="T7">0</text:span><text:span text:style-name="T10">].</text:span><text:span text:style-name="T13">": In stock: "</text:span><text:span text:style-name="T10">.$cars[</text:span><text:span text:style-name="T7">2</text:span><text:span text:style-name="T10">][</text:span><text:span text:style-name="T7">1</text:span><text:span text:style-name="T10">].</text:span><text:span text:style-name="T13">", sold: "</text:span><text:span text:style-name="T10">.$cars[</text:span><text:span text:style-name="T7">2</text:span><text:span text:style-name="T10">][</text:span><text:span text:style-name="T7">2</text:span><text:span text:style-name="T10">].</text:span><text:span text:style-name="T13">".&lt;br&gt;"</text:span><text:span text:style-name="T10">;<text:line-break/>echo $cars[</text:span><text:span text:style-name="T7">3</text:span><text:span text:style-name="T10">][</text:span><text:span text:style-name="T7">0</text:span><text:span text:style-name="T10">].</text:span><text:span text:style-name="T13">": In stock: "</text:span><text:span text:style-name="T10">.$cars[</text:span><text:span text:style-name="T7">3</text:span><text:span text:style-name="T10">][</text:span><text:span text:style-name="T7">1</text:span><text:span text:style-name="T10">].</text:span><text:span text:style-name="T13">", sold: "</text:span><text:span text:style-name="T10">.$cars[</text:span><text:span text:style-name="T7">3</text:span><text:span text:style-name="T10">][</text:span><text:span text:style-name="T7">2</text:span><text:span text:style-name="T10">].</text:span><text:span text:style-name="T13">".&lt;br&gt;"</text:span><text:span text:style-name="T10">;<text:line-break/></text:span><text:span text:style-name="T7">?&gt;</text:span></text:p>
      <text:h text:style-name="P42" text:outline-level="1"><text:span text:style-name="T19">Date and Time</text:span></text:h>
      <text:p text:style-name="P33"><text:span text:style-name="T7"><text:line-break/>&lt;?php</text:span><text:span text:style-name="T19"><text:line-break/></text:span><text:span text:style-name="T10">echo</text:span><text:span text:style-name="T19"> </text:span><text:span text:style-name="T13">"Today is "</text:span><text:span text:style-name="T19"> . date(</text:span><text:span text:style-name="T13">"Y/m/d"</text:span><text:span text:style-name="T19">) . </text:span><text:span text:style-name="T13">"&lt;br&gt;"</text:span><text:span text:style-name="T19">;<text:line-break/></text:span><text:span text:style-name="T10">echo</text:span><text:span text:style-name="T19"> </text:span><text:span text:style-name="T13">"Today is "</text:span><text:span text:style-name="T19"> . date(</text:span><text:span text:style-name="T13">"Y.m.d"</text:span><text:span text:style-name="T19">) . </text:span><text:span text:style-name="T13">"&lt;br&gt;"</text:span><text:span text:style-name="T19">;<text:line-break/></text:span><text:span text:style-name="T10">echo</text:span><text:span text:style-name="T19"> </text:span><text:span text:style-name="T13">"Today is "</text:span><text:span text:style-name="T19"> . date(</text:span><text:span text:style-name="T13">"Y-m-d"</text:span><text:span text:style-name="T19">) . </text:span><text:span text:style-name="T13">"&lt;br&gt;"</text:span><text:span text:style-name="T19">;<text:line-break/></text:span><text:span text:style-name="T10">echo</text:span><text:span text:style-name="T19"> </text:span><text:span text:style-name="T13">"Today is "</text:span><text:span text:style-name="T19"> . date(</text:span><text:span text:style-name="T13">"l"</text:span><text:span text:style-name="T19">);<text:line-break/></text:span><text:span text:style-name="T7">?&gt;</text:span></text:p>
      <text:h text:style-name="P42" text:outline-level="1"><text:span text:style-name="T19">Include Files</text:span></text:h>
      <text:p text:style-name="P33"><text:span text:style-name="T19">&lt;?php<text:line-break/>echo '&lt;a href="/default.asp"&gt;Home&lt;/a&gt; -<text:line-break/>&lt;a href="/html/default.asp"&gt;HTML Tutorial&lt;/a&gt; -<text:line-break/>&lt;a href="/css/default.asp"&gt;CSS Tutorial&lt;/a&gt; -<text:line-break/>&lt;a href="/js/default.asp"&gt;JavaScript Tutorial&lt;/a&gt; -<text:line-break/>&lt;a href="default.asp"&gt;PHP Tutorial&lt;/a&gt;';<text:line-break/>?&gt;</text:span></text:p>
      <text:p text:style-name="P22"><text:span text:style-name="T10">&lt;</text:span><text:span text:style-name="T13">html</text:span><text:span text:style-name="T10">&gt;</text:span><text:span text:style-name="T7"><text:line-break/></text:span><text:span text:style-name="T10">&lt;</text:span><text:span text:style-name="T13">body</text:span><text:span text:style-name="T10">&gt;</text:span><text:span text:style-name="T7"><text:line-break/><text:line-break/></text:span><text:span text:style-name="T10">&lt;</text:span><text:span text:style-name="T13">div</text:span><text:span text:style-name="T7"> class</text:span><text:span text:style-name="T10">="menu"&gt;</text:span><text:span text:style-name="T7"><text:line-break/>&lt;?php</text:span><text:span text:style-name="T19"> </text:span><text:span text:style-name="T10">include</text:span><text:span text:style-name="T19"> </text:span><text:span text:style-name="T13">'menu.php'</text:span><text:span text:style-name="T19">;</text:span><text:span text:style-name="T7">?&gt;<text:line-break/></text:span><text:soft-page-break/><text:span text:style-name="T10">&lt;</text:span><text:span text:style-name="T13">/div</text:span><text:span text:style-name="T10">&gt;</text:span><text:span text:style-name="T7"><text:line-break/><text:line-break/></text:span><text:span text:style-name="T10">&lt;</text:span><text:span text:style-name="T13">h1</text:span><text:span text:style-name="T10">&gt;</text:span><text:span text:style-name="T7">Welcome to my home page!</text:span><text:span text:style-name="T10">&lt;</text:span><text:span text:style-name="T13">/h1</text:span><text:span text:style-name="T10">&gt;</text:span><text:span text:style-name="T7"><text:line-break/></text:span><text:span text:style-name="T10">&lt;</text:span><text:span text:style-name="T13">p</text:span><text:span text:style-name="T10">&gt;</text:span><text:span text:style-name="T7">Some text.</text:span><text:span text:style-name="T10">&lt;</text:span><text:span text:style-name="T13">/p</text:span><text:span text:style-name="T10">&gt;</text:span><text:span text:style-name="T7"><text:line-break/></text:span><text:span text:style-name="T10">&lt;</text:span><text:span text:style-name="T13">p</text:span><text:span text:style-name="T10">&gt;</text:span><text:span text:style-name="T7">Some more text.</text:span><text:span text:style-name="T10">&lt;</text:span><text:span text:style-name="T13">/p</text:span><text:span text:style-name="T10">&gt;</text:span><text:span text:style-name="T7"><text:line-break/><text:line-break/></text:span><text:span text:style-name="T10">&lt;</text:span><text:span text:style-name="T13">/body</text:span><text:span text:style-name="T10">&gt;</text:span><text:span text:style-name="T7"><text:line-break/></text:span><text:span text:style-name="T10">&lt;</text:span><text:span text:style-name="T13">/html</text:span><text:span text:style-name="T10">&gt;</text:span><text:span text:style-name="T7"> </text:span></text:p>
      <text:h text:style-name="P42" text:outline-level="1"><text:span text:style-name="T19">File Handling</text:span></text:h>
      <text:p text:style-name="P33">AJAX = Asynchronous JavaScript and XML<text:line-break/>CSS = Cascading Style Sheets<text:line-break/>HTML = Hyper Text Markup Language<text:line-break/>PHP = PHP Hypertext Preprocessor<text:line-break/>SQL = Structured Query Language<text:line-break/>SVG = Scalable Vector Graphics<text:line-break/>XML = EXtensible Markup Language</text:p>
      <text:p text:style-name="P24"><text:span text:style-name="T4">&lt;?php</text:span><text:line-break/><text:span text:style-name="T8">echo</text:span> readfile(<text:span text:style-name="T11">"webdictionary.txt"</text:span>);<text:line-break/><text:span text:style-name="T4">?&gt;</text:span> </text:p>
      <text:h text:style-name="P43" text:outline-level="1">File Open/Read/Close</text:h>
      <text:p text:style-name="P34"><text:span text:style-name="T4">&lt;?php</text:span><text:line-break/>$myfile = fopen(<text:span text:style-name="T11">"webdictionary.txt"</text:span>, <text:span text:style-name="T11">"r"</text:span>) <text:span text:style-name="T8">or</text:span> <text:span text:style-name="T8">die</text:span>(<text:span text:style-name="T11">"Unable to open file!"</text:span>);<text:line-break/><text:span text:style-name="T8">echo</text:span> fread($myfile,filesize(<text:span text:style-name="T11">"webdictionary.txt"</text:span>));<text:line-break/>fclose($myfile);<text:line-break/><text:span text:style-name="T4">?&gt;</text:span></text:p>
      <text:h text:style-name="P43" text:outline-level="1">File Create/Write</text:h>
      <text:p text:style-name="P23"><text:span text:style-name="T4">&lt;?php</text:span><text:line-break/>$myfile = fopen(<text:span text:style-name="T11">"newfile.txt"</text:span>, <text:span text:style-name="T11">"w"</text:span>) <text:span text:style-name="T8">or</text:span> <text:span text:style-name="T8">die</text:span>(<text:span text:style-name="T11">"Unable to open file!"</text:span>);<text:line-break/>$txt = <text:span text:style-name="T11">"John Doe\n"</text:span>;<text:line-break/>fwrite($myfile, $txt);<text:line-break/>$txt = <text:span text:style-name="T11">"Jane Doe\n"</text:span>;<text:line-break/>fwrite($myfile, $txt);<text:line-break/>fclose($myfile);<text:line-break/><text:span text:style-name="T4">?&gt;</text:span> </text:p>
      <text:h text:style-name="P43" text:outline-level="1"/>
      <text:p text:style-name="P33"><text:span text:style-name="T7"/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14:38:35.203342144</meta:creation-date>
    <meta:generator>LibreOffice/5.1.6.2$Linux_X86_64 LibreOffice_project/10m0$Build-2</meta:generator>
    <dc:date>2017-03-20T22:22:51.204104865</dc:date>
    <meta:editing-duration>PT32M16S</meta:editing-duration>
    <meta:editing-cycles>3</meta:editing-cycles>
    <meta:document-statistic meta:table-count="3" meta:image-count="0" meta:object-count="0" meta:page-count="14" meta:paragraph-count="119" meta:word-count="1527" meta:character-count="10555" meta:non-whitespace-character-count="8706"/>
  </office:meta>
</office:document-meta>
</file>